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a39" officeooo:paragraph-rsid="00040a39"/>
    </style:style>
    <style:style style:name="P2" style:family="paragraph" style:parent-style-name="Standard">
      <style:text-properties officeooo:rsid="0004827a" officeooo:paragraph-rsid="0004827a"/>
    </style:style>
    <style:style style:name="P3" style:family="paragraph" style:parent-style-name="Standard">
      <style:text-properties officeooo:rsid="0006b2d8" officeooo:paragraph-rsid="0006b2d8"/>
    </style:style>
    <style:style style:name="P4" style:family="paragraph" style:parent-style-name="Standard">
      <style:text-properties officeooo:rsid="0007a289" officeooo:paragraph-rsid="0007a289"/>
    </style:style>
    <style:style style:name="P5" style:family="paragraph" style:parent-style-name="Standard">
      <style:text-properties officeooo:rsid="0009540e" officeooo:paragraph-rsid="0009540e"/>
    </style:style>
    <style:style style:name="P6" style:family="paragraph" style:parent-style-name="Standard">
      <style:text-properties officeooo:rsid="000a791f" officeooo:paragraph-rsid="000a791f"/>
    </style:style>
    <style:style style:name="P7" style:family="paragraph" style:parent-style-name="Standard">
      <style:text-properties officeooo:rsid="000c3dde" officeooo:paragraph-rsid="000c3dde"/>
    </style:style>
    <style:style style:name="T1" style:family="text">
      <style:text-properties officeooo:rsid="0006b2d8"/>
    </style:style>
    <style:style style:name="T2" style:family="text">
      <style:text-properties officeooo:rsid="0009540e"/>
    </style:style>
    <style:style style:name="T3" style:family="text">
      <style:text-properties officeooo:rsid="000c3dd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p>
      <text:p text:style-name="P1"/>
      <text:p text:style-name="P1">Fewer pins and wires. I2C uses half-duplex communications, and thus only needs one data line for bidirectional communication, while SPI uses full-duplex communications, which requires separate data lines for incoming and outgoing data. Additionally, I2C does not require separate data lines to select between multiple slave devices.</text:p>
      <text:p text:style-name="P1"/>
      <text:p text:style-name="P1">Multiple masters. The I2C protocol supports multiple master devices on the same lines, while SPI does not under normal circumstances.</text:p>
      <text:p text:style-name="P1"/>
      <text:p text:style-name="P2">1.3</text:p>
      <text:p text:style-name="P2"/>
      <text:p text:style-name="P2">Start: SCL clock idle (high), master device pulls SDA low</text:p>
      <text:p text:style-name="P2"/>
      <text:p text:style-name="P2">Stop: <text:span text:style-name="T1">Master pulls SDA high during the clock cycle when SCL is high</text:span></text:p>
      <text:p text:style-name="P1"/>
      <text:p text:style-name="P1"/>
      <text:p text:style-name="P1">2.1</text:p>
      <text:p text:style-name="P1"/>
      <text:p text:style-name="P1">Binary coded decimal (BCD) is a data format that uses 4 bits of binary data to represented the 10 decimal numbers, 0 through 9. BCD is typically used in pocket calculators, which are primarily used for decimal calculations.</text:p>
      <text:p text:style-name="P1"/>
      <text:p text:style-name="P1">2.2</text:p>
      <text:p text:style-name="P1"/>
      <text:p text:style-name="P1">Advantage: <text:span text:style-name="T2">Easy way of displaying decimal data in a way that is understood by humans</text:span></text:p>
      <text:p text:style-name="P1"/>
      <text:p text:style-name="P1">Disadvantage: Wasted space in memory, since 4 bits are capable of storing up to 16 digits, but in this case are only used for 10.</text:p>
      <text:p text:style-name="P1"/>
      <text:p text:style-name="P1">3.1</text:p>
      <text:p text:style-name="P1"/>
      <text:p text:style-name="P1">Unix Epoch Time is a <text:span text:style-name="T1">system for tracking real-world clock time, and is a measure of the number of seconds that have elapsed since 00:00:00 on 1 January 1970. </text:span></text:p>
      <text:p text:style-name="P1"/>
      <text:p text:style-name="P3">It is used as a useful measure of real-world time that is standardized and thus consistent across different systems (assuming the clocks on the systems are properly synchronised)</text:p>
      <text:p text:style-name="P3"/>
      <text:p text:style-name="P3">3.2</text:p>
      <text:p text:style-name="P3"/>
      <text:p text:style-name="P3">1672524000</text:p>
      <text:p text:style-name="P3"/>
      <text:p text:style-name="P4">4.1</text:p>
      <text:p text:style-name="P4"/>
      <text:p text:style-name="P6">Dynamic: Arrival times of tasks may be unpredictable</text:p>
      <text:p text:style-name="P6"/>
      <text:p text:style-name="P6">Synchronous: Each task or task group executes repeatedly at a specific period</text:p>
      <text:p text:style-name="P6"/>
      <text:p text:style-name="P7">Dynamic synchronous: Tasks execution is defined by periodic signals (i..e., can only happen in intervals of 10ms), but doesn’t necessarily happen on every interval </text:p>
      <text:p text:style-name="P7">E.g.: inputs may occur on at 10ms, 40ms, 50ms, but not at 41ms or 39ms, and don’t <text:span text:style-name="T4">have</text:span><text:span text:style-name="T5"> to occur at 20ms, 30ms etc.</text:span></text:p>
      <text:p text:style-name="P6"><text:soft-page-break/></text:p>
      <text:p text:style-name="P6">Real-time: <text:span text:style-name="T3">Event driven, i.e., responds to external input or stimuli</text:span></text:p>
      <text:p text:style-name="P6"/>
      <text:p text:style-name="P6">Hard real-time: <text:span text:style-name="T3">Systems for which it is absolutely imperative that responses occur before a required deadline</text:span></text:p>
      <text:p text:style-name="P4"/>
      <text:p text:style-name="P4">4.2</text:p>
      <text:p text:style-name="P4"/>
      <text:p text:style-name="P4">RISC: </text:p>
      <text:p text:style-name="P4">Smaller instruction set size.</text:p>
      <text:p text:style-name="P4">Very basic memory access operations, <text:span text:style-name="T2">which allow loading and storing data from memory. Thus, requires data to be loaded into registers before operations are performed, and loaded back into memory from the registers after the instructions are performed.</text:span></text:p>
      <text:p text:style-name="P4"/>
      <text:p text:style-name="P4">CISC: Larger instruction set size.</text:p>
      <text:p text:style-name="P5">More complex instructions mean that data does not have to be loaded into registers before operations are performed. Nevertheless, memory access can be slower than RISC due to the complexity of the i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5:54:16.010256309</meta:creation-date>
    <meta:generator>LibreOffice/7.3.7.2$Linux_X86_64 LibreOffice_project/30$Build-2</meta:generator>
    <dc:date>2023-08-15T16:49:55.995415811</dc:date>
    <meta:editing-duration>PT22M51S</meta:editing-duration>
    <meta:editing-cycles>4</meta:editing-cycles>
    <meta:document-statistic meta:table-count="0" meta:image-count="0" meta:object-count="0" meta:page-count="2" meta:paragraph-count="29" meta:word-count="409" meta:character-count="2510" meta:non-whitespace-character-count="2127"/>
  </office:meta>
</office:document-meta>
</file>